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1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0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ffff00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SPRINT 1</text:p>
          </table:table-cell>
          <table:table-cell table:number-columns-repeated="7"/>
        </table:table-row>
        <table:table-row table:style-name="ro2">
          <table:table-cell table:style-name="ce3"/>
          <table:table-cell table:number-columns-repeated="7"/>
        </table:table-row>
        <table:table-row table:style-name="ro2">
          <table:table-cell office:value-type="string" calcext:value-type="string">
            <text:p>Story 0</text:p>
          </table:table-cell>
          <table:table-cell table:style-name="ce1" office:value-type="string" calcext:value-type="string">
            <text:p>ph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repository folder structur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cide database structure (tables and relations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general GUI design (mockup for the whole project) 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/Decide front-end framewor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unit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pan text:style-name="T1">Study</text:span> integration testing in web applica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ogi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nnec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uery database for checking credential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direct to update password form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password if first acc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marks from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mark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 (order, group by subject…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lecture topic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eck time constraints 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record par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info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par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parent credentials via email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xpand parent registration GUI to record student associate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student credentials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tudent to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ssociate student to pare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enter class composi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students and cla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filter for stud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insert gr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nd form data to server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Write use case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1:.B74])" office:value-type="float" office:value="78.5" calcext:value-type="float">
            <text:p>78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4:.B74])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Preparation of Sprint 2</text:p>
          </table:table-cell>
          <table:table-cell table:number-columns-repeated="7"/>
        </table:table-row>
        <table:table-row table:style-name="ro2">
          <table:table-cell table:style-name="ce9" office:value-type="string" calcext:value-type="string">
            <text:p>Fix adaptive layout for header and dashboard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Fix adaptive layout for forms/main content</text:p>
          </table:table-cell>
          <table:table-cell table:style-name="ce9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dd python script to run tests in window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10/10L decimal mark insertion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Code refactoring (redirect functions, https)</text:p>
          </table:table-cell>
          <table:table-cell table:style-name="ce9" office:value-type="float" office:value="1" calcext:value-type="float">
            <text:p>1</text:p>
          </table:table-cell>
          <table:table-cell table:style-name="ce15"/>
          <table:table-cell table:number-columns-repeated="5"/>
        </table:table-row>
        <table:table-row table:style-name="ro2">
          <table:table-cell office:value-type="string" calcext:value-type="string">
            <text:p>Test refactoring (global variables, waitElement instead of wait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pulate database with dummy entri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ut child selection in the dashboar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nable use of same credentials for different roles </text:p>
            <text:p>(user type selection in header)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ort functions in utility.php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test with exported function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docke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etup docker for projec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earch box in class composition form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 testing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udy html/css/bootstrap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ssignment visualizatio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list of assignment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ssignment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pply filter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Unit test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style-name="ce9" office:value-type="string" calcext:value-type="string">
            <text:p>Integration test</text:p>
          </table:table-cell>
          <table:table-cell table:style-name="ce9"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3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setup of account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new accou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new credential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home page for princip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ttend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trieve attendances for specific studen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Visualize attendanc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bsence record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abse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abse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late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form to insert entranc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sert entrances in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6 with presence check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79:.B141])" office:value-type="float" office:value="75.5" calcext:value-type="float">
            <text:p>75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79:.B141])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3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eparation of Sprint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story 7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file visualization in story 7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reate dockerfile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story 30: disable edit if existing SS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past tests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nge user-type menu layou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assignment recording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assignment already uploade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able file uploading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7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official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early leaving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10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timetabl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story 10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support material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load file in server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149:.B195])+[.B82]+[.C83]+[.B86]+[.B104]+[.B105]" office:value-type="float" office:value="64.5" calcext:value-type="float">
            <text:p>64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149:.B195])+5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table:style-name="ce2" office:value-type="string" calcext:value-type="string">
            <text:p>SPRINT 4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Preparation of Sprint 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Update docker image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 ‘assignment_recording.php’ improve visualization of assignment list 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style-name="ce11" office:value-type="string" calcext:value-type="string">
            <text:p>Add handling of teacher coordinator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7"/>
        </table:table-row>
        <table:table-row table:style-name="ro2">
          <table:table-cell office:value-type="string" calcext:value-type="string">
            <text:p>Bug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dd deadline over each day of week in ‘topic_visualization.php’ [And remove field ‘deadline’]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 ‘account_form.php’ unable to insert new accoun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 ‘student_form.php’ check if already recorded SSN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Technical debt reduct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mprove reliability measure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ove security measur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ove maintainability measur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mprove duplication measures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download support materi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material already uploaded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dd subject selection and filter order for date/name/size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wnload materia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for official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et communications from db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communication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enter not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date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1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show not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ad from database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how not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tory 2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esign GUI to publish final grades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wnload list of students in csv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pload list of students updated with grade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nit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egration test</text:p>
          </table:table-cell>
          <table:table-cell office:value-type="float" office:value="1.5" calcext:value-type="float">
            <text:p>1.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de review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ix adaptive layout</text:p>
          </table:table-cell>
          <table:table-cell office:value-type="float" office:value="0.5" calcext:value-type="float">
            <text:p>0.5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4" office:value-type="string" calcext:value-type="string">
            <text:p>total ph:</text:p>
          </table:table-cell>
          <table:table-cell table:style-name="ce6" table:formula="of:=SUM([.B202:.B261])+[.B136]+[.C137]+[.B140]+[.B158]+[.B159]" office:value-type="float" office:value="66.5" calcext:value-type="float">
            <text:p>66.5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# tasks:</text:p>
          </table:table-cell>
          <table:table-cell table:style-name="ce6" table:formula="of:=COUNTA([.B202:.B261])+5" office:value-type="float" office:value="50" calcext:value-type="float">
            <text:p>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6:26:25.5678421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5:52:56.246076892</meta:creation-date>
    <dc:date>2019-12-17T17:20:46.994877220</dc:date>
    <meta:editing-duration>PT7H41M28S</meta:editing-duration>
    <meta:editing-cycles>24</meta:editing-cycles>
    <meta:generator>LibreOffice/6.2.8.2$Linux_X86_64 LibreOffice_project/20$Build-2</meta:generator>
    <meta:document-statistic meta:table-count="1" meta:cell-count="431" meta:object-count="0"/>
  </office:meta>
</office:document-meta>
</file>